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5000002E56D6B65776B7D80AA.png" manifest:media-type="image/png"/>
  <manifest:file-entry manifest:full-path="Pictures/10000001000003E5000002E5DDB97C20CEEE15EF.png" manifest:media-type="image/png"/>
  <manifest:file-entry manifest:full-path="Pictures/10000001000003E5000002E50E1156624AFE00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Otf" svg:font-family="MalOtf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MalOtf" officeooo:rsid="00089730"/>
    </style:style>
    <style:style style:name="P2" style:family="paragraph" style:parent-style-name="Standard">
      <style:paragraph-properties fo:text-align="center" style:justify-single-word="false"/>
      <style:text-properties style:font-name="MalOtf" officeooo:rsid="00089730" officeooo:paragraph-rsid="00089730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ime-Tracking-Map &amp; API</text:span><text:span text:style-name="T1"/></text:p>
      <text:p text:style-name="P1"/>
      <text:p text:style-name="P1"><draw:frame draw:style-name="fr1" draw:name="Image1" text:anchor-type="char" svg:width="17cm" svg:height="12.635cm" draw:z-index="2"><draw:image xlink:href="Pictures/10000001000003E5000002E50E1156624AFE00C7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12.635cm" draw:z-index="0"><draw:image xlink:href="Pictures/10000001000003E5000002E5DDB97C20CEEE15EF.png" xlink:type="simple" xlink:show="embed" xlink:actuate="onLoad" draw:mime-type="image/png"/></draw:frame><text:soft-page-break/></text:p>
      <text:p text:style-name="P1"/>
      <text:p text:style-name="P1"><draw:frame draw:style-name="fr2" draw:name="Image3" text:anchor-type="char" svg:width="17cm" svg:height="12.635cm" draw:z-index="1"><draw:image xlink:href="Pictures/10000001000003E5000002E56D6B65776B7D80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Otf" svg:font-family="MalOtf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1:10:37.129374222</meta:creation-date>
    <dc:date>2024-01-31T21:31:34.698600383</dc:date>
    <meta:editing-duration>PT20M52S</meta:editing-duration>
    <meta:editing-cycles>2</meta:editing-cycles>
    <meta:generator>LibreOffice/7.5.9.2$Linux_X86_64 LibreOffice_project/50$Build-2</meta:generator>
    <meta:document-statistic meta:table-count="0" meta:image-count="3" meta:object-count="0" meta:page-count="3" meta:paragraph-count="1" meta:word-count="3" meta:character-count="23" meta:non-whitespace-character-count="21"/>
  </office:meta>
</office:document-meta>
</file>